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7216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66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ff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ccff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0.7cm" svg:height="0.5cm" svg:x="6cm" svg:y="11.2cm">
          <text:p text:style-name="P1"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5cm" svg:x="18.1cm" svg:y="12.6cm">
          <text:p text:style-name="P1"><text:span text:style-name="T1">Est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5cm" svg:x="4.9cm" svg:y="11.2cm">
          <text:p text:style-name="P1"><text:span text:style-name="T1">Q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5cm" svg:x="18.1cm" svg:y="13.2cm">
          <text:p text:style-name="P1"><text:span text:style-name="T1">Es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5cm" svg:x="6.9cm" svg:y="11.2cm">
          <text:p text:style-name="P1"><text:span text:style-name="T1">U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0.5cm" svg:x="8cm" svg:y="11.2cm">
          <text:p text:style-name="P1"><text:span text:style-name="T1">Ga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0.5cm" svg:x="6cm" svg:y="1.7cm">
          <text:p text:style-name="P1"><text:span text:style-name="T1">Verb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0.5cm" svg:x="6cm" svg:y="2.4cm">
          <text:p text:style-name="P1"><text:span text:style-name="T2">Interj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0.5cm" svg:x="6cm" svg:y="3cm">
          <text:p text:style-name="P1"><text:span text:style-name="T1">Preposi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0.5cm" svg:x="6cm" svg:y="3.7cm">
          <text:p text:style-name="P1"><text:span text:style-name="T1">Sustanti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5cm" svg:x="6cm" svg:y="4.4cm">
          <text:p text:style-name="P1"><text:span text:style-name="T1">Pronombr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5cm" svg:x="6cm" svg:y="5.1cm">
          <text:p text:style-name="P1"><text:span text:style-name="T2">Adjetiv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5cm" svg:x="6cm" svg:y="5.8cm">
          <text:p text:style-name="P1"><text:span text:style-name="T2">adverbi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0.5cm" svg:x="11cm" svg:y="1.8cm">
          <text:p text:style-name="P1"><text:span text:style-name="T1">conjunció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0.5cm" svg:x="11cm" svg:y="2.8cm">
          <text:p text:style-name="P1"><text:span text:style-name="T1">disyun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0.9cm" svg:height="0.5cm" svg:x="4.8cm" svg:y="13.3cm">
          <text:p text:style-name="P1"><text:span text:style-name="T1">Ga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2.6cm" svg:height="0.5cm" svg:x="5.8cm" svg:y="14.2cm">
          <text:p text:style-name="P1"><text:span text:style-name="T2">Adjeti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3cm" svg:height="0.5cm" svg:x="6cm" svg:y="18.5cm">
          <text:p text:style-name="P1"><text:span text:style-name="T1">Verbo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25cm" svg:y1="13.8cm" svg:x2="5.8cm" svg:y2="14.45cm" draw:start-shape="id1" draw:start-glue-point="2" draw:end-shape="id2" draw:end-glue-point="3" svg:d="M5250 13800v650h550" svg:viewBox="0 0 551 651">
          <text:p/>
        </draw:connector>
        <draw:connector draw:style-name="gr10" draw:text-style-name="P1" draw:layer="layout" svg:x1="5.25cm" svg:y1="13.8cm" svg:x2="6cm" svg:y2="18.75cm" draw:start-shape="id1" draw:start-glue-point="2" draw:end-shape="id3" draw:end-glue-point="3" svg:d="M5250 13800v4950h750" svg:viewBox="0 0 751 4951">
          <text:p/>
        </draw:connector>
        <draw:custom-shape draw:style-name="gr1" draw:text-style-name="P2" draw:layer="layout" svg:width="1.3cm" svg:height="0.5cm" svg:x="6cm" svg:y="19.2cm">
          <text:p text:style-name="P1"><text:span text:style-name="T1">Co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0.5cm" svg:x="6cm" svg:y="19.9cm">
          <text:p text:style-name="P1"><text:span text:style-name="T1">Be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0.5cm" svg:x="6cm" svg:y="20.7cm">
          <text:p text:style-name="P1"><text:span text:style-name="T1">La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0.5cm" svg:x="6cm" svg:y="21.4cm">
          <text:p text:style-name="P1"><text:span text:style-name="T1">Corr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4cm" svg:height="0.5cm" draw:transform="skewX (0.0120427718387609) rotate (0.0111701072127637) translate (6.1cm 14.9cm)">
          <text:p text:style-name="P1"><text:span text:style-name="T2">Col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5cm" svg:height="0.5cm" svg:x="5.9cm" svg:y="22.3cm">
          <text:p text:style-name="P1"><text:span text:style-name="T1">Part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9cm" svg:y1="22.55cm" svg:x2="5.25cm" svg:y2="13.8cm" draw:start-shape="id4" draw:start-glue-point="3" draw:end-shape="id1" draw:end-glue-point="2" svg:d="M5900 22550h-650v-8750" svg:viewBox="0 0 651 8751">
          <text:p/>
        </draw:connector>
        <draw:custom-shape draw:style-name="gr6" draw:text-style-name="P3" draw:layer="layout" svg:width="1.4cm" svg:height="0.5cm" draw:transform="skewX (0.0120427718387609) rotate (0.0111701072127637) translate (6.1cm 15.6cm)">
          <text:p text:style-name="P1"><text:span text:style-name="T2">Tip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ham </meta:initial-creator>
    <meta:creation-date>2015-10-04T19:55:50.752596644</meta:creation-date>
    <dc:date>2015-10-08T17:36:40.742530059</dc:date>
    <dc:creator>abraham </dc:creator>
    <meta:editing-duration>PT1H59M9S</meta:editing-duration>
    <meta:editing-cycles>2</meta:editing-cycles>
    <meta:generator>LibreOffice/4.2.8.2$Linux_x86 LibreOffice_project/420m0$Build-2</meta:generator>
    <meta:document-statistic meta:object-count="28"/>
  </office:meta>
</office:document-meta>
</file>